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d4b" officeooo:paragraph-rsid="00157d4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s of life is always a depressing event that too when the loss is that of a close family member or a close friend. The loss is usually acutely felt by the immediate family members especially when there is a financial dependence on the deceased. </text:p>
      <text:p text:style-name="P1"/>
      <text:p text:style-name="P1">I had recently suffered a tragic bereavement of a young family member back in the US. The truama was immense. But along with the truama, also came the realization that death is an event more feared because of our inability to understand life. All life we meander aimlessly in pursuit of material splendour, little caring about what we lose in the bargain. A famous wise man once said, every single rupee that remain in your bank account at the time of your death is the sign ofthe time you spent “earning” that rupee rather than being happy or enjoying life.</text:p>
      <text:p text:style-name="P1"/>
      <text:p text:style-name="P1">Understanding this will make you aware of the need to spend your time more meaningfully, enjoying yourselves; enjoying the company of your loved ones; sharing memories with them. When you get older and lonely; you are not going to recollect the days when you successfully met the target set at the off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6:07:39.637341727</meta:creation-date>
    <meta:editing-duration>P1DT9M51S</meta:editing-duration>
    <meta:editing-cycles>2</meta:editing-cycles>
    <meta:generator>LibreOffice/5.0.5.2$Linux_x86 LibreOffice_project/00m0$Build-2</meta:generator>
    <dc:date>2016-04-26T16:32:36.564653414</dc:date>
    <meta:document-statistic meta:table-count="0" meta:image-count="0" meta:object-count="0" meta:page-count="1" meta:paragraph-count="3" meta:word-count="197" meta:character-count="1110" meta:non-whitespace-character-count="914"/>
  </office:meta>
</office:document-meta>
</file>